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002cm"/>
    </style:style>
    <style:style style:name="co2" style:family="table-column">
      <style:table-column-properties fo:break-before="auto" style:column-width="5.883cm"/>
    </style:style>
    <style:style style:name="co3" style:family="table-column">
      <style:table-column-properties fo:break-before="auto" style:column-width="6.216cm"/>
    </style:style>
    <style:style style:name="co4" style:family="table-column">
      <style:table-column-properties fo:break-before="auto" style:column-width="6.271cm"/>
    </style:style>
    <style:style style:name="co5" style:family="table-column">
      <style:table-column-properties fo:break-before="auto" style:column-width="5.493cm"/>
    </style:style>
    <style:style style:name="co6" style:family="table-column">
      <style:table-column-properties fo:break-before="auto" style:column-width="29.136cm"/>
    </style:style>
    <style:style style:name="co7" style:family="table-column">
      <style:table-column-properties fo:break-before="auto" style:column-width="2.484cm"/>
    </style:style>
    <style:style style:name="co8" style:family="table-column">
      <style:table-column-properties fo:break-before="auto" style:column-width="2.651cm"/>
    </style:style>
    <style:style style:name="ro1" style:family="table-row">
      <style:table-row-properties style:row-height="0.556cm" fo:break-before="auto" style:use-optimal-row-height="false"/>
    </style:style>
    <style:style style:name="ro2" style:family="table-row">
      <style:table-row-properties style:row-height="2.395cm" fo:break-before="auto" style:use-optimal-row-height="false"/>
    </style:style>
    <style:style style:name="ro3" style:family="table-row">
      <style:table-row-properties style:row-height="1.605cm" fo:break-before="auto" style:use-optimal-row-height="false"/>
    </style:style>
    <style:style style:name="ro4" style:family="table-row">
      <style:table-row-properties style:row-height="2.369cm" fo:break-before="auto" style:use-optimal-row-height="false"/>
    </style:style>
    <style:style style:name="ro5" style:family="table-row">
      <style:table-row-properties style:row-height="2.29cm" fo:break-before="auto" style:use-optimal-row-height="false"/>
    </style:style>
    <style:style style:name="ro6" style:family="table-row">
      <style:table-row-properties style:row-height="1.473cm" fo:break-before="auto" style:use-optimal-row-height="false"/>
    </style:style>
    <style:style style:name="ro7" style:family="table-row">
      <style:table-row-properties style:row-height="1.842cm" fo:break-before="auto" style:use-optimal-row-height="false"/>
    </style:style>
    <style:style style:name="ro8" style:family="table-row">
      <style:table-row-properties style:row-height="2.448cm" fo:break-before="auto" style:use-optimal-row-height="false"/>
    </style:style>
    <style:style style:name="ro9" style:family="table-row">
      <style:table-row-properties style:row-height="1.762cm" fo:break-before="auto" style:use-optimal-row-height="false"/>
    </style:style>
    <style:style style:name="ro10" style:family="table-row">
      <style:table-row-properties style:row-height="2.316cm" fo:break-before="auto" style:use-optimal-row-height="false"/>
    </style:style>
    <style:style style:name="ro11" style:family="table-row">
      <style:table-row-properties style:row-height="2.499cm" fo:break-before="auto" style:use-optimal-row-height="false"/>
    </style:style>
    <style:style style:name="ro12" style:family="table-row">
      <style:table-row-properties style:row-height="0.529cm" fo:break-before="auto" style:use-optimal-row-height="false"/>
    </style:style>
    <style:style style:name="ta1" style:family="table" style:master-page-name="PageStyle_5f_Feuil1">
      <style:table-properties table:display="true" style:writing-mode="lr-tb"/>
    </style:style>
    <style:style style:name="ce1" style:family="table-cell" style:parent-style-name="Excel_20_Built-in_20_Normal">
      <style:table-cell-properties fo:background-color="#7030a0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" style:family="table-cell" style:parent-style-name="Excel_20_Built-in_20_Normal">
      <style:text-properties style:font-name="Arial"/>
    </style:style>
    <style:style style:name="ce4" style:family="table-cell" style:parent-style-name="Default">
      <style:text-properties style:font-name="Arial" fo:font-size="12pt" style:font-size-asian="12pt" style:font-size-complex="12pt"/>
    </style:style>
    <style:style style:name="ce5" style:family="table-cell" style:parent-style-name="Excel_20_Built-in_20_Normal">
      <style:text-properties style:font-name="Arial" fo:font-size="12pt" style:font-size-asian="12pt" style:font-size-complex="12pt"/>
    </style:style>
    <style:style style:name="ce6" style:family="table-cell" style:parent-style-name="Excel_20_Built-in_20_Normal"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7" style:family="table-cell" style:parent-style-name="Excel_20_Built-in_20_Normal"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euil1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number-columns-repeated="20" table:default-cell-style-name="Excel_20_Built-in_20_Normal"/>
        <table:table-column table:style-name="co8" table:number-columns-repeated="998" table:default-cell-style-name="Excel_20_Built-in_20_Normal"/>
        <table:table-row table:style-name="ro1">
          <table:table-cell table:style-name="ce1" office:value-type="string">
            <text:p>Catégorie</text:p>
          </table:table-cell>
          <table:table-cell table:style-name="ce1" office:value-type="string">
            <text:p>Problème identifié</text:p>
          </table:table-cell>
          <table:table-cell table:style-name="ce1" office:value-type="string">
            <text:p>Explication du problème</text:p>
          </table:table-cell>
          <table:table-cell table:style-name="ce1" office:value-type="string">
            <text:p>Bonne pratique à adopter</text:p>
          </table:table-cell>
          <table:table-cell table:style-name="ce1" office:value-type="string">
            <text:p>Action recommandée</text:p>
          </table:table-cell>
          <table:table-cell table:style-name="ce1" office:value-type="string">
            <text:p>Référence</text:p>
          </table:table-cell>
          <table:table-cell table:style-name="ce7" table:number-columns-repeated="20"/>
          <table:table-cell table:number-columns-repeated="998"/>
        </table:table-row>
        <table:table-row table:style-name="ro2">
          <table:table-cell table:style-name="ce2" office:value-type="string">
            <text:p>SEO</text:p>
          </table:table-cell>
          <table:table-cell office:value-type="string">
            <text:p>Pas ou peu de balises </text:p>
            <text:p>Sémantiques</text:p>
          </table:table-cell>
          <table:table-cell office:value-type="string">
            <text:p>Presque tous les blocs de la </text:p>
            <text:p>Page contiennent uniquement</text:p>
            <text:p>Des &lt;div&gt;, pas de &lt;header&gt;</text:p>
            <text:p>Ou de &lt;section&gt;</text:p>
          </table:table-cell>
          <table:table-cell office:value-type="string">
            <text:p>Toujours insérer des balises </text:p>
            <text:p>Balises sémantiques quand</text:p>
            <text:p>C'est possible (header, sec-</text:p>
            <text:p>Tion, main, footer, nav etc) pour</text:p>
            <text:p>Améliorer le référencement</text:p>
          </table:table-cell>
          <table:table-cell table:style-name="ce6" office:value-type="string">
            <text:p>Insérer des balises sém-</text:p>
            <text:p>Antiques à la place des </text:p>
            <text:p>Balises non sémantiques</text:p>
          </table:table-cell>
          <table:table-cell office:value-type="string">
            <text:p><text:a xlink:href="https://developer.mozilla.org/fr/docs/Glossary/Semantics">https://developer.mozilla.org/fr/docs/Glossary/Semantics</text:a></text:p>
          </table:table-cell>
          <table:table-cell table:number-columns-repeated="1018"/>
        </table:table-row>
        <table:table-row table:style-name="ro3">
          <table:table-cell office:value-type="string">
            <text:p>SEO</text:p>
          </table:table-cell>
          <table:table-cell office:value-type="string">
            <text:p>Poids et format des images</text:p>
          </table:table-cell>
          <table:table-cell office:value-type="string">
            <text:p>certaines images sont en </text:p>
            <text:p>.bmp au lieu d'etre en .jpeg ou</text:p>
            <text:p>.png et sont donc trop lourdes</text:p>
          </table:table-cell>
          <table:table-cell office:value-type="string">
            <text:p>Ne jamais utiliser d'image au </text:p>
            <text:p>Format .bmp en html</text:p>
          </table:table-cell>
          <table:table-cell table:style-name="ce6" office:value-type="string">
            <text:p>Convertir les images .bmp</text:p>
            <text:p>En .jpeg ou .png</text:p>
          </table:table-cell>
          <table:table-cell office:value-type="string">
            <text:p><text:a xlink:href="https://developer.mozilla.org/fr/docs/Web/Media/Formats/Image_types">https://developer.mozilla.org/fr/docs/Web/Media/Formats/Image_types</text:a></text:p>
          </table:table-cell>
          <table:table-cell table:number-columns-repeated="1018"/>
        </table:table-row>
        <table:table-row table:style-name="ro4">
          <table:table-cell office:value-type="string">
            <text:p>SEO</text:p>
          </table:table-cell>
          <table:table-cell table:style-name="ce4" office:value-type="string">
            <text:p>Mots clés mal adaptés</text:p>
          </table:table-cell>
          <table:table-cell office:value-type="string">
            <text:p>il manque des mots clés ou ils</text:p>
            <text:p>Ne sont pas pertinents</text:p>
          </table:table-cell>
          <table:table-cell office:value-type="string">
            <text:p>Mettre des mots clés en lien</text:p>
            <text:p>Avec le thème du site</text:p>
          </table:table-cell>
          <table:table-cell table:style-name="ce6" office:value-type="string">
            <text:p>Modifier les mots clés et </text:p>
            <text:p>En rajouter de nouveaux et</text:p>
            <text:p>Ajouter les balises &lt;strong&gt;</text:p>
            <text:p>Dans le contenu de la page</text:p>
          </table:table-cell>
          <table:table-cell office:value-type="string">
            <text:p><text:a xlink:href="https://www.seoquantum.com/billet/balise-meta/title">https://www.seoquantum.com/billet/balise-meta/title</text:a></text:p>
          </table:table-cell>
          <table:table-cell table:number-columns-repeated="1018"/>
        </table:table-row>
        <table:table-row table:style-name="ro5">
          <table:table-cell office:value-type="string">
            <text:p>SEO</text:p>
          </table:table-cell>
          <table:table-cell table:style-name="ce5" office:value-type="string">
            <text:p>La langue du site n'est pas </text:p>
            <text:p>Renseignée</text:p>
          </table:table-cell>
          <table:table-cell office:value-type="string">
            <text:p>La langue du site n'est pas </text:p>
            <text:p>Renseignée dans le doctype, </text:p>
            <text:p>Le navigateur ne peut donc </text:p>
            <text:p>Pas identifier la langue du site</text:p>
          </table:table-cell>
          <table:table-cell office:value-type="string">
            <text:p>Toujours renseigner la langue</text:p>
            <text:p>Du site dans le champ « lang »</text:p>
            <text:p>De la partie html</text:p>
          </table:table-cell>
          <table:table-cell table:style-name="ce6" office:value-type="string">
            <text:p>Rajouter « fr » ou « en » </text:p>
            <text:p>Dans le champ prévu </text:p>
            <text:p>Dans le code html</text:p>
          </table:table-cell>
          <table:table-cell office:value-type="string">
            <text:p><text:a xlink:href="https://www.journaldunet.com/solutions/seo-referencement/1487020-5-bonnes-pratiques-pour-deployer-une-strategie-de-seo-international/">https://www.journaldunet.com/solutions/seo-referencement/1487020-5-bonnes-pratiques-pour-deployer-une-strategie-de-seo-international/</text:a></text:p>
          </table:table-cell>
          <table:table-cell table:number-columns-repeated="1018"/>
        </table:table-row>
        <table:table-row table:style-name="ro6">
          <table:table-cell office:value-type="string">
            <text:p>SEO</text:p>
          </table:table-cell>
          <table:table-cell table:style-name="ce5" office:value-type="string">
            <text:p>La page n'a pas de titre</text:p>
          </table:table-cell>
          <table:table-cell office:value-type="string">
            <text:p>La balise &lt;title&gt; est remplie</text:p>
            <text:p>D'un point uniquement</text:p>
          </table:table-cell>
          <table:table-cell office:value-type="string">
            <text:p>Toujours ajouter un titre a la </text:p>
            <text:p>Page pour le référencement</text:p>
          </table:table-cell>
          <table:table-cell table:style-name="ce6" office:value-type="string">
            <text:p>Ajouter le titre dans la </text:p>
            <text:p>Balise &lt;title&gt;</text:p>
          </table:table-cell>
          <table:table-cell office:value-type="string">
            <text:p><text:a xlink:href="https://developer.mozilla.org/fr/docs/Web/HTML/Element/title">https://developer.mozilla.org/fr/docs/Web/HTML/Element/title</text:a></text:p>
          </table:table-cell>
          <table:table-cell table:number-columns-repeated="1018"/>
        </table:table-row>
        <table:table-row table:style-name="ro7">
          <table:table-cell office:value-type="string">
            <text:p>SEO</text:p>
          </table:table-cell>
          <table:table-cell table:style-name="ce5" office:value-type="string">
            <text:p>La description de la page</text:p>
            <text:p>Est vide</text:p>
          </table:table-cell>
          <table:table-cell office:value-type="string">
            <text:p>Pas de description de la page</text:p>
            <text:p>Dans la balise &lt;content&gt;</text:p>
          </table:table-cell>
          <table:table-cell office:value-type="string">
            <text:p>Ajouter une description pour le</text:p>
            <text:p>Référencement</text:p>
          </table:table-cell>
          <table:table-cell table:style-name="ce6" office:value-type="string">
            <text:p>Remplir la balise &lt;content&gt;</text:p>
            <text:p>D'une courte description</text:p>
            <text:p>Du site</text:p>
          </table:table-cell>
          <table:table-cell office:value-type="string">
            <text:p><text:a xlink:href="https://fr.semrush.com/blog/basiques-seo-meta-description/">https://fr.semrush.com/blog/basiques-seo-meta-description/</text:a></text:p>
          </table:table-cell>
          <table:table-cell table:number-columns-repeated="1018"/>
        </table:table-row>
        <table:table-row table:style-name="ro8">
          <table:table-cell office:value-type="string">
            <text:p>SEO</text:p>
          </table:table-cell>
          <table:table-cell table:style-name="ce5" office:value-type="string">
            <text:p>Liens qui se répètent</text:p>
          </table:table-cell>
          <table:table-cell office:value-type="string">
            <text:p>Le footer possède trop de </text:p>
            <text:p>Liens, cela risque de nuire au</text:p>
            <text:p>Référencement, en plus ceci</text:p>
            <text:p>Dirigent au même endroit</text:p>
          </table:table-cell>
          <table:table-cell office:value-type="string">
            <text:p>Privilégier un nombre de liens</text:p>
            <text:p>Réduits mais plus pertinents,</text:p>
            <text:p>Un seul lien à une seule page</text:p>
          </table:table-cell>
          <table:table-cell table:style-name="ce6" office:value-type="string">
            <text:p>Supprimer les liens non </text:p>
            <text:p>Pertinents ou les regrouper</text:p>
            <text:p>Pour minimiser le nombre </text:p>
            <text:p>De liens de la page</text:p>
          </table:table-cell>
          <table:table-cell office:value-type="string">
            <text:p><text:a xlink:href="https://zurb.com/blog/3-techniques-to-make-a-good-footer-great">https://zurb.com/blog/3-techniques-to-make-a-good-footer-great</text:a></text:p>
          </table:table-cell>
          <table:table-cell table:number-columns-repeated="1018"/>
        </table:table-row>
        <table:table-row table:style-name="ro9">
          <table:table-cell office:value-type="string">
            <text:p>Accessibilité</text:p>
          </table:table-cell>
          <table:table-cell table:style-name="ce5" office:value-type="string">
            <text:p><text:s/>Textes sous forme d'image</text:p>
          </table:table-cell>
          <table:table-cell office:value-type="string">
            <text:p>Certains textes sont sous forme</text:p>
            <text:p>D'image, ce qui peut gêner le</text:p>
            <text:p>Responsive et le référencement</text:p>
          </table:table-cell>
          <table:table-cell office:value-type="string">
            <text:p>Privilégier le texte sous forme </text:p>
            <text:p>De texte pour le responsive</text:p>
          </table:table-cell>
          <table:table-cell table:style-name="ce6" office:value-type="string">
            <text:p>Changer le format de</text:p>
            <text:p><text:s/>l'image du texte en texte</text:p>
          </table:table-cell>
          <table:table-cell office:value-type="string">
            <text:p><text:a xlink:href="https://accessibility.princeton.edu/how/content/images-text">https://accessibility.princeton.edu/how/content/images-text</text:a></text:p>
          </table:table-cell>
          <table:table-cell table:number-columns-repeated="1018"/>
        </table:table-row>
        <table:table-row table:style-name="ro10">
          <table:table-cell office:value-type="string">
            <text:p>Accessibilité</text:p>
          </table:table-cell>
          <table:table-cell table:style-name="ce5" office:value-type="string">
            <text:p>Contraste faible entre certains</text:p>
            <text:p>Titres et les backgrounds</text:p>
          </table:table-cell>
          <table:table-cell office:value-type="string">
            <text:p>Le contraste étant faible par </text:p>
            <text:p>Endroits, cela ne favorise pas</text:p>
            <text:p>Une lecture claire du site</text:p>
          </table:table-cell>
          <table:table-cell office:value-type="string">
            <text:p>Le contraste doit être suffi-</text:p>
            <text:p>Semment élevé pour que la </text:p>
            <text:p>Lecture soit claire</text:p>
          </table:table-cell>
          <table:table-cell table:style-name="ce6" office:value-type="string">
            <text:p>Avoir un contraste de 4.5.1</text:p>
          </table:table-cell>
          <table:table-cell office:value-type="string">
            <text:p><text:a xlink:href="https://support.google.com/accessibility/android/answer/7158390?hl=fr">https://support.google.com/accessibility/android/answer/7158390?hl=fr</text:a></text:p>
          </table:table-cell>
          <table:table-cell table:number-columns-repeated="1018"/>
        </table:table-row>
        <table:table-row table:style-name="ro9">
          <table:table-cell office:value-type="string">
            <text:p>Accessibilité</text:p>
          </table:table-cell>
          <table:table-cell table:style-name="ce5" office:value-type="string">
            <text:p>Balises alt des images </text:p>
            <text:p>Incomplètes</text:p>
          </table:table-cell>
          <table:table-cell office:value-type="string">
            <text:p>Certaines images ont des </text:p>
            <text:p>Balises incomplètes</text:p>
          </table:table-cell>
          <table:table-cell office:value-type="string">
            <text:p>Privilégier des balises décrivant</text:p>
            <text:p>L'image</text:p>
          </table:table-cell>
          <table:table-cell table:style-name="ce6" office:value-type="string">
            <text:p>Modifier les alt avec des </text:p>
            <text:p>Descriptions plus concises</text:p>
            <text:p>Des images</text:p>
          </table:table-cell>
          <table:table-cell office:value-type="string">
            <text:p><text:a xlink:href="https://developers.google.com/style/images#alt-text">https://developers.google.com/style/images#alt-text</text:a></text:p>
          </table:table-cell>
          <table:table-cell table:number-columns-repeated="1018"/>
        </table:table-row>
        <table:table-row table:style-name="ro11">
          <table:table-cell office:value-type="string">
            <text:p>SEO</text:p>
          </table:table-cell>
          <table:table-cell table:style-name="ce5" office:value-type="string">
            <text:p>Google analytics incomplet</text:p>
          </table:table-cell>
          <table:table-cell office:value-type="string">
            <text:p>Le code de google analytics</text:p>
            <text:p>N'est pas indiqué</text:p>
          </table:table-cell>
          <table:table-cell office:value-type="string">
            <text:p>Le script google analytics doit </text:p>
            <text:p>Être indiqué en premier dans la</text:p>
            <text:p>Balise head</text:p>
          </table:table-cell>
          <table:table-cell table:style-name="ce6" office:value-type="string">
            <text:p>Indiquer le script en premier</text:p>
            <text:p>Dans la balise head</text:p>
          </table:table-cell>
          <table:table-cell office:value-type="string">
            <text:p><text:a xlink:href="https://developers.google.com/analytics/devguides/collection/analyticsjs/">https://developers.google.com/analytics/devguides/collection/analyticsjs/</text:a></text:p>
          </table:table-cell>
          <table:table-cell table:number-columns-repeated="1018"/>
        </table:table-row>
        <table:table-row table:style-name="ro9">
          <table:table-cell office:value-type="string">
            <text:p>SEO</text:p>
          </table:table-cell>
          <table:table-cell table:style-name="ce5" office:value-type="string">
            <text:p>Attributs obsolètes</text:p>
          </table:table-cell>
          <table:table-cell office:value-type="string">
            <text:p>Les attributs min-device-width</text:p>
            <text:p>Et max-device-width sont</text:p>
            <text:p>Obsolètes</text:p>
          </table:table-cell>
          <table:table-cell office:value-type="string">
            <text:p>Utiliser des attributs actuels</text:p>
          </table:table-cell>
          <table:table-cell table:style-name="ce6" office:value-type="string">
            <text:p>Remplacer ces attributs</text:p>
            <text:p>Par min-width et max-width</text:p>
          </table:table-cell>
          <table:table-cell office:value-type="string">
            <text:p><text:a xlink:href="https://developer.mozilla.org/fr/docs/Web/CSS/@media/device-width">https://developer.mozilla.org/fr/docs/Web/CSS/@media/device-width</text:a></text:p>
          </table:table-cell>
          <table:table-cell table:number-columns-repeated="1018"/>
        </table:table-row>
        <table:table-row table:style-name="ro1" table:number-rows-repeated="2">
          <table:table-cell/>
          <table:table-cell table:style-name="ce5"/>
          <table:table-cell table:number-columns-repeated="2"/>
          <table:table-cell table:style-name="ce6"/>
          <table:table-cell table:number-columns-repeated="1019"/>
        </table:table-row>
        <table:table-row table:style-name="ro1" table:number-rows-repeated="9">
          <table:table-cell/>
          <table:table-cell table:style-name="ce5"/>
          <table:table-cell table:number-columns-repeated="1022"/>
        </table:table-row>
        <table:table-row table:style-name="ro1" table:number-rows-repeated="976">
          <table:table-cell table:number-columns-repeated="1024"/>
        </table:table-row>
        <table:table-row table:style-name="ro12" table:number-rows-repeated="1047575">
          <table:table-cell table:number-columns-repeated="1024"/>
        </table:table-row>
        <table:table-row table:style-name="ro1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8000" number:language="fr" number:country="FR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8107P0" style:volatile="true" number:language="fr" number:country="FR">
      <number:number number:decimal-places="0" number:min-integer-digits="1" number:grouping="true"/>
      <number:text> €</number:text>
    </number:number-style>
    <number:number-style style:name="N8107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fr" number:country="FR">
      <number:number number:decimal-places="0" number:min-integer-digits="1" number:grouping="true"/>
      <number:text> €</number:text>
    </number:number-style>
    <number:number-style style:name="N8108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8P0"/>
    </number:number-style>
    <number:number-style style:name="N8110P0" style:volatile="true" number:language="fr" number:country="FR">
      <number:number number:decimal-places="2" number:min-integer-digits="1" number:grouping="true"/>
      <number:text> €</number:text>
    </number:number-style>
    <number:number-style style:name="N8110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8110P0"/>
    </number:number-style>
    <number:number-style style:name="N8111P0" style:volatile="true" number:language="fr" number:country="FR">
      <number:number number:decimal-places="2" number:min-integer-digits="1" number:grouping="true"/>
      <number:text> €</number:text>
    </number:number-style>
    <number:number-style style:name="N8111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11P0"/>
    </number:number-style>
    <number:date-style style:name="N8112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8113" number:language="fr" number:country="FR">
      <number:day number:style="long"/>
      <number:text>-</number:text>
      <number:month number:textual="true"/>
    </number:date-style>
    <number:date-style style:name="N8114" number:language="fr" number:country="FR">
      <number:month number:textual="true"/>
      <number:text>-</number:text>
      <number:year/>
    </number:date-style>
    <number:time-style style:name="N8115" number:language="fr" number:country="FR">
      <number:hours/>
      <number:text>:</number:text>
      <number:minutes number:style="long"/>
      <number:text> </number:text>
      <number:am-pm/>
    </number:time-style>
    <number:time-style style:name="N8116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7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9P0" style:volatile="true" number:language="fr" number:country="FR">
      <number:number number:decimal-places="0" number:min-integer-digits="1" number:grouping="true"/>
      <number:text>   </number:text>
    </number:number-style>
    <number:number-style style:name="N8119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fr" number:country="FR">
      <number:number number:decimal-places="0" number:min-integer-digits="1" number:grouping="true"/>
      <number:text>   </number:text>
    </number:number-style>
    <number:number-style style:name="N8120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0P0"/>
    </number:number-style>
    <number:number-style style:name="N8122P0" style:volatile="true" number:language="fr" number:country="FR">
      <number:number number:decimal-places="2" number:min-integer-digits="1" number:grouping="true"/>
      <number:text>   </number:text>
    </number:number-style>
    <number:number-style style:name="N8122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8122P0"/>
    </number:number-style>
    <number:number-style style:name="N8123P0" style:volatile="true" number:language="fr" number:country="FR">
      <number:number number:decimal-places="2" number:min-integer-digits="1" number:grouping="true"/>
      <number:text>   </number:text>
    </number:number-style>
    <number:number-style style:name="N8123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3P0"/>
    </number:number-style>
    <number:number-style style:name="N8127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8127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8127P2" style:volatile="true" number:language="fr" number:country="FR">
      <number:text> -    </number:text>
    </number:number-style>
    <number:text-style style:name="N8127" number:language="fr" number:country="FR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813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8131P2" style:volatile="true" number:language="fr" number:country="FR">
      <number:text> - € </number:text>
    </number:number-style>
    <number:text-style style:name="N8131" number:language="fr" number:country="FR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number-style style:name="N8135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8135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8135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8135" number:language="fr" number:country="FR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number-style style:name="N8139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8139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8139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8139" number:language="fr" number:country="FR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time-style style:name="N8140" number:language="fr" number:country="FR">
      <number:minutes number:style="long"/>
      <number:text>:</number:text>
      <number:seconds number:style="long"/>
    </number:time-style>
    <number:time-style style:name="N8141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2" number:language="fr" number:country="FR">
      <number:minutes number:style="long"/>
      <number:text>:</number:text>
      <number:seconds number:style="long" number:decimal-places="1"/>
    </number:time-style>
    <number:number-style style:name="N8143" number:language="fr" number:country="FR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2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1-17">17/01/2022</text:date>, <text:time>15:12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01-17T15:12:01.54</dc:date>
    <meta:generator>OpenOffice/4.1.10$Win32 OpenOffice.org_project/4110m2$Build-9807</meta:generator>
    <meta:editing-duration>PT7H38M37S</meta:editing-duration>
    <meta:editing-cycles>8</meta:editing-cycles>
    <meta:document-statistic meta:table-count="1" meta:cell-count="78" meta:object-count="0"/>
  </office:meta>
</office:document-meta>
</file>